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line-height="150%"/>
      <style:text-properties style:font-name="Verdana"/>
    </style:style>
    <style:style style:name="P3" style:family="paragraph" style:parent-style-name="Standard">
      <style:paragraph-properties fo:line-height="150%" fo:text-align="justify" style:justify-single-word="false"/>
      <style:text-properties style:font-name="Verdana"/>
    </style:style>
    <style:style style:name="P4" style:family="paragraph" style:parent-style-name="Heading_20_3">
      <style:paragraph-properties fo:text-align="center" style:justify-single-word="false"/>
      <style:text-properties style:font-name="Verdana"/>
    </style:style>
    <style:style style:name="P5" style:family="paragraph" style:parent-style-name="Heading_20_2">
      <style:text-properties style:font-name="Verdana"/>
    </style:style>
    <style:style style:name="P6" style:family="paragraph" style:parent-style-name="Heading_20_1">
      <style:paragraph-properties fo:text-align="center" style:justify-single-word="false"/>
      <style:text-properties style:font-name="Verdana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Verdana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Control de cambios</text:h>
      <text:p text:style-name="P1"/>
      <text:h text:style-name="P5" text:outline-level="2">Revisión No. 186</text:h>
      <text:p text:style-name="P1"/>
      <text:p text:style-name="P1"><text:span text:style-name="T1">Cambios hechos por</text:span>: <text:s/>Ing. Carlos Solórzano</text:p>
      <text:p text:style-name="P1"/>
      <text:p text:style-name="P1"/>
      <text:h text:style-name="P4" text:outline-level="3">Agregación de tabla “<text:span text:style-name="T2">boleta_banco”</text:span></text:h>
      <text:p text:style-name="P2"/>
      <text:list xml:id="list35673586" text:style-name="L1">
        <text:list-item>
          <text:p text:style-name="P7">Se agregó la tabla <text:span text:style-name="T1">“boleta_banco”</text:span> que almacenará las boletas de pago reportadas por el pago, tanto de curso de vacaciones como de exámenes de retrasadas.</text:p>
        </text:list-item>
        <text:list-item>
          <text:p text:style-name="P8"><text:span text:style-name="T3">La tabla </text:span><text:span text:style-name="T4">“boleta_banco”</text:span><text:span text:style-name="T3"> esta relacionada con las tablas </text:span><text:span text:style-name="T4">“estudiante”</text:span><text:span text:style-name="T3">, </text:span><text:span text:style-name="T4">“curso”</text:span><text:span text:style-name="T3"> y </text:span><text:span text:style-name="T4">“semestre”</text:span><text:span text:style-name="T3">.</text:span></text:p>
        </text:list-item>
        <text:list-item>
          <text:p text:style-name="P8"><text:span text:style-name="T3">Los campos </text:span><text:span text:style-name="T4">“tipo_rubro”</text:span><text:span text:style-name="T3"> y </text:span><text:span text:style-name="T4">“variante_rubro”</text:span><text:span text:style-name="T3"> serán manejados por medio de una clase enum para cada uno de los anteriores.</text:span></text:p>
          <text:p text:style-name="P7"/>
          <text:p text:style-name="P7"/>
        </text:list-item>
      </text:list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o Batres</meta:initial-creator>
    <meta:creation-date>2011-02-16T01:03:46</meta:creation-date>
    <dc:date>2011-03-22T15:55:49.10</dc:date>
    <dc:creator>Carlos Alejandro Solórzano Roldán</dc:creator>
    <meta:editing-duration>PT59M52S</meta:editing-duration>
    <meta:editing-cycles>15</meta:editing-cycles>
    <meta:generator>OpenOffice.org/3.3$Win32 OpenOffice.org_project/330m20$Build-9567</meta:generator>
    <meta:document-statistic meta:table-count="0" meta:image-count="0" meta:object-count="0" meta:page-count="1" meta:paragraph-count="8" meta:word-count="83" meta:character-count="477"/>
  </office:meta>
</office:document-meta>
</file>